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 fo:font-style="italic" officeooo:rsid="0013ee2e" officeooo:paragraph-rsid="0013ee2e" style:font-style-asian="italic" style:font-style-complex="italic"/>
    </style:style>
    <style:style style:name="P2" style:family="paragraph" style:parent-style-name="Standard" style:list-style-name="L1">
      <style:text-properties fo:language="en" fo:country="US" fo:font-style="italic" officeooo:rsid="0013ee2e" officeooo:paragraph-rsid="00250c6f" style:font-style-asian="italic" style:font-style-complex="italic"/>
    </style:style>
    <style:style style:name="P3" style:family="paragraph" style:parent-style-name="Standard" style:list-style-name="L1">
      <style:text-properties fo:language="en" fo:country="US" fo:font-style="italic" officeooo:rsid="00189d7f" officeooo:paragraph-rsid="00189d7f" style:font-style-asian="italic" style:font-style-complex="italic"/>
    </style:style>
    <style:style style:name="P4" style:family="paragraph" style:parent-style-name="Standard" style:list-style-name="L1">
      <style:text-properties fo:language="en" fo:country="US" fo:font-style="italic" officeooo:rsid="00189d7f" officeooo:paragraph-rsid="00250c6f" style:font-style-asian="italic" style:font-style-complex="italic"/>
    </style:style>
    <style:style style:name="P5" style:family="paragraph" style:parent-style-name="Standard" style:list-style-name="L1">
      <style:text-properties fo:language="en" fo:country="US" fo:font-style="normal" officeooo:rsid="0013ee2e" officeooo:paragraph-rsid="00250c6f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250c6f" officeooo:paragraph-rsid="00250c6f" style:font-style-asian="normal" style:font-style-complex="normal"/>
    </style:style>
    <style:style style:name="P7" style:family="paragraph" style:parent-style-name="Standard" style:list-style-name="L1">
      <style:text-properties fo:language="ru" fo:country="RU" officeooo:rsid="00274f6d" officeooo:paragraph-rsid="00274f6d"/>
    </style:style>
    <style:style style:name="P8" style:family="paragraph" style:parent-style-name="Standard">
      <style:text-properties officeooo:rsid="001247e9" officeooo:paragraph-rsid="001247e9"/>
    </style:style>
    <style:style style:name="P9" style:family="paragraph" style:parent-style-name="Standard" style:list-style-name="L1">
      <style:text-properties officeooo:rsid="001247e9" officeooo:paragraph-rsid="001247e9"/>
    </style:style>
    <style:style style:name="P10" style:family="paragraph" style:parent-style-name="Standard" style:list-style-name="L1">
      <style:text-properties officeooo:rsid="001247e9" officeooo:paragraph-rsid="001bbb8c"/>
    </style:style>
    <style:style style:name="P11" style:family="paragraph" style:parent-style-name="Standard" style:list-style-name="L1">
      <style:text-properties officeooo:rsid="0017d0ab" officeooo:paragraph-rsid="001cf780"/>
    </style:style>
    <style:style style:name="P12" style:family="paragraph" style:parent-style-name="Standard" style:list-style-name="L1">
      <style:text-properties fo:font-style="italic" style:font-style-asian="italic" style:font-style-complex="italic"/>
    </style:style>
    <style:style style:name="P13" style:family="paragraph" style:parent-style-name="Standard" style:list-style-name="L1">
      <style:text-properties fo:font-style="italic" officeooo:rsid="000f42f4" officeooo:paragraph-rsid="000f42f4" style:font-style-asian="italic" style:font-style-complex="italic"/>
    </style:style>
    <style:style style:name="P14" style:family="paragraph" style:parent-style-name="Standard">
      <style:text-properties officeooo:paragraph-rsid="002097e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5321"/>
    </style:style>
    <style:style style:name="T3" style:family="text">
      <style:text-properties fo:language="en" fo:country="US" officeooo:rsid="00250c6f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50c6f"/>
    </style:style>
    <style:style style:name="T6" style:family="text">
      <style:text-properties officeooo:rsid="000f42f4"/>
    </style:style>
    <style:style style:name="T7" style:family="text">
      <style:text-properties officeooo:rsid="002353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Следующий этап</text:span>:</text:p>
      <text:list xml:id="list2566711309" text:style-name="L1">
        <text:list-item>
          <text:p text:style-name="P7">Донаты</text:p>
        </text:list-item>
        <text:list-item>
          <text:p text:style-name="P9">Тест на знание ИППП</text:p>
        </text:list-item>
        <text:list-item>
          <text:p text:style-name="P10">Анонимный чат-рулетка (с приколом) - открывается только после прохождения теста на <text:span text:style-name="T6">ИППП</text:span></text:p>
        </text:list-item>
        <text:list-item>
          <text:p text:style-name="P11"><text:span text:style-name="T4">Добавить примеры фото в папку</text:span></text:p>
        </text:list-item>
        <text:list-item>
          <text:p text:style-name="P5"><text:span text:style-name="T4">Краундфайдинговые платформы</text:span></text:p>
          <text:p text:style-name="P5"><text:span text:style-name="T4"/></text:p>
        </text:list-item>
      </text:list>
      <text:p text:style-name="P6"><text:span text:style-name="T4">Когда будет более 100 пользователей:</text:span></text:p>
      <text:list xml:id="list202256218319335" text:continue-numbering="true" text:style-name="L1">
        <text:list-item>
          <text:p text:style-name="P2"><text:span text:style-name="T4">NFT хари — подарки</text:span></text:p>
        </text:list-item>
        <text:list-item>
          <text:p text:style-name="P12"><text:span text:style-name="T6">П</text:span>оиск собеседника по ключевым словам</text:p>
        </text:list-item>
        <text:list-item>
          <text:p text:style-name="P13">Поиск по параметрам</text:p>
        </text:list-item>
        <text:list-item>
          <text:p text:style-name="P4"><text:span text:style-name="T4">Поиск по местоположению</text:span></text:p>
          <text:p text:style-name="P1"><text:span text:style-name="T4"/></text:p>
          <text:p text:style-name="P3"><text:span text:style-name="T4"/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20:22:55.036000000</dc:date>
    <meta:editing-duration>PT17H15M10S</meta:editing-duration>
    <meta:editing-cycles>2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1" meta:word-count="54" meta:character-count="333" meta:non-whitespace-character-count="298"/>
  </office:meta>
</office:document-meta>
</file>